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4.88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36.69mm"/>
    </style:style>
    <style:style style:name="co4" style:family="table-column">
      <style:table-column-properties fo:break-before="auto" style:column-width="21.8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7.52mm"/>
    </style:style>
    <style:style style:name="co7" style:family="table-column">
      <style:table-column-properties fo:break-before="auto" style:column-width="44.45mm"/>
    </style:style>
    <style:style style:name="ro1" style:family="table-row">
      <style:table-row-properties style:row-height="4.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 table:print="false">
        <table:shapes>
          <draw:frame draw:z-index="0" draw:style-name="gr1" draw:text-style-name="P1" svg:width="159.99mm" svg:height="89.99mm" svg:x="260.98mm" svg:y="119.79mm">
            <draw:object draw:notify-on-update-of-ranges="Feuille1.A1:Feuille1.B1 Feuille1.C1:Feuille1.G1 Feuille1.A22:Feuille1.B22 Feuille1.C22:Feuille1.G22 Feuille1.A25:Feuille1.B25 Feuille1.C25:Feuille1.G25 Feuille1.A26:Feuille1.B26 Feuille1.C26:Feuille1.G26 Feuille1.A27:Feuille1.B27 Feuille1.C27:Feuille1.G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CTRL 1</text:p>
          </table:table-cell>
          <table:table-cell office:value-type="string" calcext:value-type="string">
            <text:p>Devoir 1</text:p>
          </table:table-cell>
          <table:table-cell office:value-type="string" calcext:value-type="string">
            <text:p>CTRL 2</text:p>
          </table:table-cell>
          <table:table-cell office:value-type="string" calcext:value-type="string">
            <text:p>CTRL3</text:p>
          </table:table-cell>
          <table:table-cell table:style-name="Default" office:value-type="string" calcext:value-type="string">
            <text:p>Moyenne trimestrielle</text:p>
          </table:table-cell>
          <table:table-cell office:value-type="string" calcext:value-type="string">
            <text:p>Fonction SI</text:p>
          </table:table-cell>
          <table:table-cell office:value-type="string" calcext:value-type="string">
            <text:p>Fonction ET</text:p>
          </table:table-cell>
          <table:table-cell office:value-type="string" calcext:value-type="string">
            <text:p>Fonction OU</text:p>
          </table:table-cell>
          <table:table-cell office:value-type="string" calcext:value-type="string">
            <text:p>Fonction NON</text:p>
          </table:table-cell>
          <table:table-cell office:value-type="string" calcext:value-type="string">
            <text:p>Fonctions Si Imbriquées</text:p>
          </table:table-cell>
        </table:table-row>
        <table:table-row table:style-name="ro2">
          <table:table-cell office:value-type="string" calcext:value-type="string">
            <text:p>ALIX</text:p>
          </table:table-cell>
          <table:table-cell office:value-type="string" calcext:value-type="string">
            <text:p>Yoann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MROUND(AVERAGE([.C2:.F2]);0.5)" office:value-type="float" office:value="10.5" calcext:value-type="float">
            <text:p>10,5</text:p>
          </table:table-cell>
          <table:table-cell table:formula="of:=IF([.G2]&gt;=10;&quot;validé&quot;;&quot;non validé&quot;)" office:value-type="string" office:string-value="validé" calcext:value-type="string">
            <text:p>validé</text:p>
          </table:table-cell>
          <table:table-cell table:formula="of:=IF([.H2]  AND  ([.C2]&gt;=10); &quot;validé&quot;;&quot;non validé&quot;)" office:value-type="string" office:string-value="non validé" calcext:value-type="string">
            <text:p>non validé</text:p>
          </table:table-cell>
          <table:table-cell table:formula="of:=IF([.H2]   AND   (([.C2] &gt;=10)   OR   ([.E2] &gt;= 10));&quot;validé&quot;;&quot;non validé&quot;)" office:value-type="string" office:string-value="non validé" calcext:value-type="string">
            <text:p>non validé</text:p>
          </table:table-cell>
          <table:table-cell/>
          <table:table-cell table:formula="of:=IF([.G2] &gt;= 16; &quot;TB&quot;; IF([.G2] &gt;= 14; &quot;B&quot;; IF([.G2] &gt;= 12; &quot;AB&quot;; IF([.G2] &gt;= 10; &quot;Passable&quot;; &quot;non validé&quot;))))" office:value-type="string" office:string-value="Passable" calcext:value-type="string">
            <text:p>Passable</text:p>
          </table:table-cell>
        </table:table-row>
        <table:table-row table:style-name="ro2">
          <table:table-cell office:value-type="string" calcext:value-type="string">
            <text:p>BUSNOT</text:p>
          </table:table-cell>
          <table:table-cell office:value-type="string" calcext:value-type="string">
            <text:p>Corinn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MROUND(AVERAGE([.C3:.F3]);0.5)" office:value-type="float" office:value="11.5" calcext:value-type="float">
            <text:p>11,5</text:p>
          </table:table-cell>
          <table:table-cell table:formula="of:=IF([.G3]&gt;=10;&quot;validé&quot;;&quot;non validé&quot;)" office:value-type="string" office:string-value="validé" calcext:value-type="string">
            <text:p>validé</text:p>
          </table:table-cell>
          <table:table-cell table:formula="of:=IF([.H3]  AND  ([.C3]&gt;=10); &quot;validé&quot;;&quot;non validé&quot;)" office:value-type="string" office:string-value="validé" calcext:value-type="string">
            <text:p>validé</text:p>
          </table:table-cell>
          <table:table-cell table:formula="of:=IF([.H3]   AND   (([.C3] &gt;=10)   OR   ([.E3] &gt;= 10));&quot;validé&quot;;&quot;non validé&quot;)" office:value-type="string" office:string-value="validé" calcext:value-type="string">
            <text:p>validé</text:p>
          </table:table-cell>
          <table:table-cell/>
          <table:table-cell table:formula="of:=IF([.G3] &gt;= 16; &quot;TB&quot;; IF([.G3] &gt;= 14; &quot;B&quot;; IF([.G3] &gt;= 12; &quot;AB&quot;; IF([.G3] &gt;= 10; &quot;Passable&quot;; &quot;non validé&quot;))))" office:value-type="string" office:string-value="Passable" calcext:value-type="string">
            <text:p>Passable</text:p>
          </table:table-cell>
        </table:table-row>
        <table:table-row table:style-name="ro2">
          <table:table-cell office:value-type="string" calcext:value-type="string">
            <text:p>DELAUTRE</text:p>
          </table:table-cell>
          <table:table-cell office:value-type="string" calcext:value-type="string">
            <text:p>Chloé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MROUND(AVERAGE([.C4:.F4]);0.5)" office:value-type="float" office:value="11.5" calcext:value-type="float">
            <text:p>11,5</text:p>
          </table:table-cell>
          <table:table-cell table:formula="of:=IF([.G4]&gt;=10;&quot;validé&quot;;&quot;non validé&quot;)" office:value-type="string" office:string-value="validé" calcext:value-type="string">
            <text:p>validé</text:p>
          </table:table-cell>
          <table:table-cell table:formula="of:=IF([.H4]  AND  ([.C4]&gt;=10); &quot;validé&quot;;&quot;non validé&quot;)" office:value-type="string" office:string-value="non validé" calcext:value-type="string">
            <text:p>non validé</text:p>
          </table:table-cell>
          <table:table-cell table:formula="of:=IF([.H4]   AND   (([.C4] &gt;=10)   OR   ([.E4] &gt;= 10));&quot;validé&quot;;&quot;non validé&quot;)" office:value-type="string" office:string-value="non validé" calcext:value-type="string">
            <text:p>non validé</text:p>
          </table:table-cell>
          <table:table-cell/>
          <table:table-cell table:formula="of:=IF([.G4] &gt;= 16; &quot;TB&quot;; IF([.G4] &gt;= 14; &quot;B&quot;; IF([.G4] &gt;= 12; &quot;AB&quot;; IF([.G4] &gt;= 10; &quot;Passable&quot;; &quot;non validé&quot;))))" office:value-type="string" office:string-value="Passable" calcext:value-type="string">
            <text:p>Passable</text:p>
          </table:table-cell>
        </table:table-row>
        <table:table-row table:style-name="ro2">
          <table:table-cell office:value-type="string" calcext:value-type="string">
            <text:p>DUVAL</text:p>
          </table:table-cell>
          <table:table-cell office:value-type="string" calcext:value-type="string">
            <text:p>Sylvai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Abs</text:p>
          </table:table-cell>
          <table:table-cell table:formula="of:=MROUND(AVERAGE([.C5:.F5]);0.5)" office:value-type="float" office:value="10.5" calcext:value-type="float">
            <text:p>10,5</text:p>
          </table:table-cell>
          <table:table-cell table:formula="of:=IF([.G5]&gt;=10;&quot;validé&quot;;&quot;non validé&quot;)" office:value-type="string" office:string-value="validé" calcext:value-type="string">
            <text:p>validé</text:p>
          </table:table-cell>
          <table:table-cell table:formula="of:=IF([.H5]  AND  ([.C5]&gt;=10); &quot;validé&quot;;&quot;non validé&quot;)" office:value-type="string" office:string-value="non validé" calcext:value-type="string">
            <text:p>non validé</text:p>
          </table:table-cell>
          <table:table-cell table:formula="of:=IF([.H5]   AND   (([.C5] &gt;=10)   OR   ([.E5] &gt;= 10));&quot;validé&quot;;&quot;non validé&quot;)" office:value-type="string" office:string-value="validé" calcext:value-type="string">
            <text:p>validé</text:p>
          </table:table-cell>
          <table:table-cell/>
          <table:table-cell table:formula="of:=IF([.G5] &gt;= 16; &quot;TB&quot;; IF([.G5] &gt;= 14; &quot;B&quot;; IF([.G5] &gt;= 12; &quot;AB&quot;; IF([.G5] &gt;= 10; &quot;Passable&quot;; &quot;non validé&quot;))))" office:value-type="string" office:string-value="Passable" calcext:value-type="string">
            <text:p>Passable</text:p>
          </table:table-cell>
        </table:table-row>
        <table:table-row table:style-name="ro2">
          <table:table-cell office:value-type="string" calcext:value-type="string">
            <text:p>DUVAL</text:p>
          </table:table-cell>
          <table:table-cell office:value-type="string" calcext:value-type="string">
            <text:p>Sandra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MROUND(AVERAGE([.C6:.F6]);0.5)" office:value-type="float" office:value="11.5" calcext:value-type="float">
            <text:p>11,5</text:p>
          </table:table-cell>
          <table:table-cell table:formula="of:=IF([.G6]&gt;=10;&quot;validé&quot;;&quot;non validé&quot;)" office:value-type="string" office:string-value="validé" calcext:value-type="string">
            <text:p>validé</text:p>
          </table:table-cell>
          <table:table-cell table:formula="of:=IF([.H6]  AND  ([.C6]&gt;=10); &quot;validé&quot;;&quot;non validé&quot;)" office:value-type="string" office:string-value="non validé" calcext:value-type="string">
            <text:p>non validé</text:p>
          </table:table-cell>
          <table:table-cell table:formula="of:=IF([.H6]   AND   (([.C6] &gt;=10)   OR   ([.E6] &gt;= 10));&quot;validé&quot;;&quot;non validé&quot;)" office:value-type="string" office:string-value="validé" calcext:value-type="string">
            <text:p>validé</text:p>
          </table:table-cell>
          <table:table-cell/>
          <table:table-cell table:formula="of:=IF([.G6] &gt;= 16; &quot;TB&quot;; IF([.G6] &gt;= 14; &quot;B&quot;; IF([.G6] &gt;= 12; &quot;AB&quot;; IF([.G6] &gt;= 10; &quot;Passable&quot;; &quot;non validé&quot;))))" office:value-type="string" office:string-value="Passable" calcext:value-type="string">
            <text:p>Passable</text:p>
          </table:table-cell>
        </table:table-row>
        <table:table-row table:style-name="ro2">
          <table:table-cell office:value-type="string" calcext:value-type="string">
            <text:p>FLEURY</text:p>
          </table:table-cell>
          <table:table-cell office:value-type="string" calcext:value-type="string">
            <text:p>Brice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MROUND(AVERAGE([.C7:.F7]);0.5)" office:value-type="float" office:value="9.5" calcext:value-type="float">
            <text:p>9,5</text:p>
          </table:table-cell>
          <table:table-cell table:formula="of:=IF([.G7]&gt;=10;&quot;validé&quot;;&quot;non validé&quot;)" office:value-type="string" office:string-value="non validé" calcext:value-type="string">
            <text:p>non validé</text:p>
          </table:table-cell>
          <table:table-cell table:formula="of:=IF([.H7]  AND  ([.C7]&gt;=10); &quot;validé&quot;;&quot;non validé&quot;)" office:value-type="string" office:string-value="validé" calcext:value-type="string">
            <text:p>validé</text:p>
          </table:table-cell>
          <table:table-cell table:formula="of:=IF([.H7]   AND   (([.C7] &gt;=10)   OR   ([.E7] &gt;= 10));&quot;validé&quot;;&quot;non validé&quot;)" office:value-type="string" office:string-value="validé" calcext:value-type="string">
            <text:p>validé</text:p>
          </table:table-cell>
          <table:table-cell/>
          <table:table-cell table:formula="of:=IF([.G7] &gt;= 16; &quot;TB&quot;; IF([.G7] &gt;= 14; &quot;B&quot;; IF([.G7] &gt;= 12; &quot;AB&quot;; IF([.G7] &gt;= 10; &quot;Passable&quot;; &quot;non validé&quot;))))" office:value-type="string" office:string-value="non validé" calcext:value-type="string">
            <text:p>non validé</text:p>
          </table:table-cell>
        </table:table-row>
        <table:table-row table:style-name="ro2">
          <table:table-cell office:value-type="string" calcext:value-type="string">
            <text:p>GAUTIER</text:p>
          </table:table-cell>
          <table:table-cell office:value-type="string" calcext:value-type="string">
            <text:p>Sébastien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Ab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MROUND(AVERAGE([.C8:.F8]);0.5)" office:value-type="float" office:value="12" calcext:value-type="float">
            <text:p>12,0</text:p>
          </table:table-cell>
          <table:table-cell table:formula="of:=IF([.G8]&gt;=10;&quot;validé&quot;;&quot;non validé&quot;)" office:value-type="string" office:string-value="validé" calcext:value-type="string">
            <text:p>validé</text:p>
          </table:table-cell>
          <table:table-cell table:formula="of:=IF([.H8]  AND  ([.C8]&gt;=10); &quot;validé&quot;;&quot;non validé&quot;)" office:value-type="string" office:string-value="non validé" calcext:value-type="string">
            <text:p>non validé</text:p>
          </table:table-cell>
          <table:table-cell table:formula="of:=IF([.H8]   AND   (([.C8] &gt;=10)   OR   ([.E8] &gt;= 10));&quot;validé&quot;;&quot;non validé&quot;)" office:value-type="string" office:string-value="validé" calcext:value-type="string">
            <text:p>validé</text:p>
          </table:table-cell>
          <table:table-cell/>
          <table:table-cell table:formula="of:=IF([.G8] &gt;= 16; &quot;TB&quot;; IF([.G8] &gt;= 14; &quot;B&quot;; IF([.G8] &gt;= 12; &quot;AB&quot;; IF([.G8] &gt;= 10; &quot;Passable&quot;; &quot;non validé&quot;))))" office:value-type="string" office:string-value="AB" calcext:value-type="string">
            <text:p>AB</text:p>
          </table:table-cell>
        </table:table-row>
        <table:table-row table:style-name="ro2">
          <table:table-cell office:value-type="string" calcext:value-type="string">
            <text:p>LAGADEC</text:p>
          </table:table-cell>
          <table:table-cell office:value-type="string" calcext:value-type="string">
            <text:p>Anne-Claire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MROUND(AVERAGE([.C9:.F9]);0.5)" office:value-type="float" office:value="10" calcext:value-type="float">
            <text:p>10,0</text:p>
          </table:table-cell>
          <table:table-cell table:formula="of:=IF([.G9]&gt;=10;&quot;validé&quot;;&quot;non validé&quot;)" office:value-type="string" office:string-value="validé" calcext:value-type="string">
            <text:p>validé</text:p>
          </table:table-cell>
          <table:table-cell table:formula="of:=IF([.H9]  AND  ([.C9]&gt;=10); &quot;validé&quot;;&quot;non validé&quot;)" office:value-type="string" office:string-value="non validé" calcext:value-type="string">
            <text:p>non validé</text:p>
          </table:table-cell>
          <table:table-cell table:formula="of:=IF([.H9]   AND   (([.C9] &gt;=10)   OR   ([.E9] &gt;= 10));&quot;validé&quot;;&quot;non validé&quot;)" office:value-type="string" office:string-value="non validé" calcext:value-type="string">
            <text:p>non validé</text:p>
          </table:table-cell>
          <table:table-cell/>
          <table:table-cell table:formula="of:=IF([.G9] &gt;= 16; &quot;TB&quot;; IF([.G9] &gt;= 14; &quot;B&quot;; IF([.G9] &gt;= 12; &quot;AB&quot;; IF([.G9] &gt;= 10; &quot;Passable&quot;; &quot;non validé&quot;))))" office:value-type="string" office:string-value="Passable" calcext:value-type="string">
            <text:p>Passable</text:p>
          </table:table-cell>
        </table:table-row>
        <table:table-row table:style-name="ro2">
          <table:table-cell office:value-type="string" calcext:value-type="string">
            <text:p>LAMY</text:p>
          </table:table-cell>
          <table:table-cell office:value-type="string" calcext:value-type="string">
            <text:p>Sophi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MROUND(AVERAGE([.C10:.F10]);0.5)" office:value-type="float" office:value="9.5" calcext:value-type="float">
            <text:p>9,5</text:p>
          </table:table-cell>
          <table:table-cell table:formula="of:=IF([.G10]&gt;=10;&quot;validé&quot;;&quot;non validé&quot;)" office:value-type="string" office:string-value="non validé" calcext:value-type="string">
            <text:p>non validé</text:p>
          </table:table-cell>
          <table:table-cell table:formula="of:=IF([.H10]  AND  ([.C10]&gt;=10); &quot;validé&quot;;&quot;non validé&quot;)" office:value-type="string" office:string-value="non validé" calcext:value-type="string">
            <text:p>non validé</text:p>
          </table:table-cell>
          <table:table-cell table:formula="of:=IF([.H10]   AND   (([.C10] &gt;=10)   OR   ([.E10] &gt;= 10));&quot;validé&quot;;&quot;non validé&quot;)" office:value-type="string" office:string-value="validé" calcext:value-type="string">
            <text:p>validé</text:p>
          </table:table-cell>
          <table:table-cell/>
          <table:table-cell table:formula="of:=IF([.G10] &gt;= 16; &quot;TB&quot;; IF([.G10] &gt;= 14; &quot;B&quot;; IF([.G10] &gt;= 12; &quot;AB&quot;; IF([.G10] &gt;= 10; &quot;Passable&quot;; &quot;non validé&quot;))))" office:value-type="string" office:string-value="non validé" calcext:value-type="string">
            <text:p>non validé</text:p>
          </table:table-cell>
        </table:table-row>
        <table:table-row table:style-name="ro2">
          <table:table-cell office:value-type="string" calcext:value-type="string">
            <text:p>LE</text:p>
          </table:table-cell>
          <table:table-cell office:value-type="string" calcext:value-type="string">
            <text:p>Thi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MROUND(AVERAGE([.C11:.F11]);0.5)" office:value-type="float" office:value="12.5" calcext:value-type="float">
            <text:p>12,5</text:p>
          </table:table-cell>
          <table:table-cell table:formula="of:=IF([.G11]&gt;=10;&quot;validé&quot;;&quot;non validé&quot;)" office:value-type="string" office:string-value="validé" calcext:value-type="string">
            <text:p>validé</text:p>
          </table:table-cell>
          <table:table-cell table:formula="of:=IF([.H11]  AND  ([.C11]&gt;=10); &quot;validé&quot;;&quot;non validé&quot;)" office:value-type="string" office:string-value="non validé" calcext:value-type="string">
            <text:p>non validé</text:p>
          </table:table-cell>
          <table:table-cell table:formula="of:=IF([.H11]   AND   (([.C11] &gt;=10)   OR   ([.E11] &gt;= 10));&quot;validé&quot;;&quot;non validé&quot;)" office:value-type="string" office:string-value="validé" calcext:value-type="string">
            <text:p>validé</text:p>
          </table:table-cell>
          <table:table-cell/>
          <table:table-cell table:formula="of:=IF([.G11] &gt;= 16; &quot;TB&quot;; IF([.G11] &gt;= 14; &quot;B&quot;; IF([.G11] &gt;= 12; &quot;AB&quot;; IF([.G11] &gt;= 10; &quot;Passable&quot;; &quot;non validé&quot;))))" office:value-type="string" office:string-value="AB" calcext:value-type="string">
            <text:p>AB</text:p>
          </table:table-cell>
        </table:table-row>
        <table:table-row table:style-name="ro2">
          <table:table-cell office:value-type="string" calcext:value-type="string">
            <text:p>LE GLAUNEC</text:p>
          </table:table-cell>
          <table:table-cell office:value-type="string" calcext:value-type="string">
            <text:p>Ade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MROUND(AVERAGE([.C12:.F12]);0.5)" office:value-type="float" office:value="12" calcext:value-type="float">
            <text:p>12,0</text:p>
          </table:table-cell>
          <table:table-cell table:formula="of:=IF([.G12]&gt;=10;&quot;validé&quot;;&quot;non validé&quot;)" office:value-type="string" office:string-value="validé" calcext:value-type="string">
            <text:p>validé</text:p>
          </table:table-cell>
          <table:table-cell table:formula="of:=IF([.H12]  AND  ([.C12]&gt;=10); &quot;validé&quot;;&quot;non validé&quot;)" office:value-type="string" office:string-value="non validé" calcext:value-type="string">
            <text:p>non validé</text:p>
          </table:table-cell>
          <table:table-cell table:formula="of:=IF([.H12]   AND   (([.C12] &gt;=10)   OR   ([.E12] &gt;= 10));&quot;validé&quot;;&quot;non validé&quot;)" office:value-type="string" office:string-value="validé" calcext:value-type="string">
            <text:p>validé</text:p>
          </table:table-cell>
          <table:table-cell/>
          <table:table-cell table:formula="of:=IF([.G12] &gt;= 16; &quot;TB&quot;; IF([.G12] &gt;= 14; &quot;B&quot;; IF([.G12] &gt;= 12; &quot;AB&quot;; IF([.G12] &gt;= 10; &quot;Passable&quot;; &quot;non validé&quot;))))" office:value-type="string" office:string-value="AB" calcext:value-type="string">
            <text:p>AB</text:p>
          </table:table-cell>
        </table:table-row>
        <table:table-row table:style-name="ro2">
          <table:table-cell office:value-type="string" calcext:value-type="string">
            <text:p>LEGUILLON</text:p>
          </table:table-cell>
          <table:table-cell office:value-type="string" calcext:value-type="string">
            <text:p>Julie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MROUND(AVERAGE([.C13:.F13]);0.5)" office:value-type="float" office:value="12" calcext:value-type="float">
            <text:p>12,0</text:p>
          </table:table-cell>
          <table:table-cell table:formula="of:=IF([.G13]&gt;=10;&quot;validé&quot;;&quot;non validé&quot;)" office:value-type="string" office:string-value="validé" calcext:value-type="string">
            <text:p>validé</text:p>
          </table:table-cell>
          <table:table-cell table:formula="of:=IF([.H13]  AND  ([.C13]&gt;=10); &quot;validé&quot;;&quot;non validé&quot;)" office:value-type="string" office:string-value="non validé" calcext:value-type="string">
            <text:p>non validé</text:p>
          </table:table-cell>
          <table:table-cell table:formula="of:=IF([.H13]   AND   (([.C13] &gt;=10)   OR   ([.E13] &gt;= 10));&quot;validé&quot;;&quot;non validé&quot;)" office:value-type="string" office:string-value="validé" calcext:value-type="string">
            <text:p>validé</text:p>
          </table:table-cell>
          <table:table-cell/>
          <table:table-cell table:formula="of:=IF([.G13] &gt;= 16; &quot;TB&quot;; IF([.G13] &gt;= 14; &quot;B&quot;; IF([.G13] &gt;= 12; &quot;AB&quot;; IF([.G13] &gt;= 10; &quot;Passable&quot;; &quot;non validé&quot;))))" office:value-type="string" office:string-value="AB" calcext:value-type="string">
            <text:p>AB</text:p>
          </table:table-cell>
        </table:table-row>
        <table:table-row table:style-name="ro2">
          <table:table-cell office:value-type="string" calcext:value-type="string">
            <text:p>LEPIETRE</text:p>
          </table:table-cell>
          <table:table-cell office:value-type="string" calcext:value-type="string">
            <text:p>Blandine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Abs</text:p>
          </table:table-cell>
          <table:table-cell office:value-type="float" office:value="12" calcext:value-type="float">
            <text:p>12</text:p>
          </table:table-cell>
          <table:table-cell table:formula="of:=MROUND(AVERAGE([.C14:.F14]);0.5)" office:value-type="float" office:value="11.5" calcext:value-type="float">
            <text:p>11,5</text:p>
          </table:table-cell>
          <table:table-cell table:formula="of:=IF([.G14]&gt;=10;&quot;validé&quot;;&quot;non validé&quot;)" office:value-type="string" office:string-value="validé" calcext:value-type="string">
            <text:p>validé</text:p>
          </table:table-cell>
          <table:table-cell table:formula="of:=IF([.H14]  AND  ([.C14]&gt;=10); &quot;validé&quot;;&quot;non validé&quot;)" office:value-type="string" office:string-value="non validé" calcext:value-type="string">
            <text:p>non validé</text:p>
          </table:table-cell>
          <table:table-cell table:formula="of:=IF([.H14]   AND   (([.C14] &gt;=10)   OR   ([.E14] &gt;= 10));&quot;validé&quot;;&quot;non validé&quot;)" office:value-type="string" office:string-value="validé" calcext:value-type="string">
            <text:p>validé</text:p>
          </table:table-cell>
          <table:table-cell/>
          <table:table-cell table:formula="of:=IF([.G14] &gt;= 16; &quot;TB&quot;; IF([.G14] &gt;= 14; &quot;B&quot;; IF([.G14] &gt;= 12; &quot;AB&quot;; IF([.G14] &gt;= 10; &quot;Passable&quot;; &quot;non validé&quot;))))" office:value-type="string" office:string-value="Passable" calcext:value-type="string">
            <text:p>Passable</text:p>
          </table:table-cell>
        </table:table-row>
        <table:table-row table:style-name="ro2">
          <table:table-cell office:value-type="string" calcext:value-type="string">
            <text:p>LIOEDDINE</text:p>
          </table:table-cell>
          <table:table-cell office:value-type="string" calcext:value-type="string">
            <text:p>Mohame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MROUND(AVERAGE([.C15:.F15]);0.5)" office:value-type="float" office:value="11.5" calcext:value-type="float">
            <text:p>11,5</text:p>
          </table:table-cell>
          <table:table-cell table:formula="of:=IF([.G15]&gt;=10;&quot;validé&quot;;&quot;non validé&quot;)" office:value-type="string" office:string-value="validé" calcext:value-type="string">
            <text:p>validé</text:p>
          </table:table-cell>
          <table:table-cell table:formula="of:=IF([.H15]  AND  ([.C15]&gt;=10); &quot;validé&quot;;&quot;non validé&quot;)" office:value-type="string" office:string-value="non validé" calcext:value-type="string">
            <text:p>non validé</text:p>
          </table:table-cell>
          <table:table-cell table:formula="of:=IF([.H15]   AND   (([.C15] &gt;=10)   OR   ([.E15] &gt;= 10));&quot;validé&quot;;&quot;non validé&quot;)" office:value-type="string" office:string-value="validé" calcext:value-type="string">
            <text:p>validé</text:p>
          </table:table-cell>
          <table:table-cell/>
          <table:table-cell table:formula="of:=IF([.G15] &gt;= 16; &quot;TB&quot;; IF([.G15] &gt;= 14; &quot;B&quot;; IF([.G15] &gt;= 12; &quot;AB&quot;; IF([.G15] &gt;= 10; &quot;Passable&quot;; &quot;non validé&quot;))))" office:value-type="string" office:string-value="Passable" calcext:value-type="string">
            <text:p>Passable</text:p>
          </table:table-cell>
        </table:table-row>
        <table:table-row table:style-name="ro2">
          <table:table-cell office:value-type="string" calcext:value-type="string">
            <text:p>MENNIER</text:p>
          </table:table-cell>
          <table:table-cell office:value-type="string" calcext:value-type="string">
            <text:p>Maud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MROUND(AVERAGE([.C16:.F16]);0.5)" office:value-type="float" office:value="11.5" calcext:value-type="float">
            <text:p>11,5</text:p>
          </table:table-cell>
          <table:table-cell table:formula="of:=IF([.G16]&gt;=10;&quot;validé&quot;;&quot;non validé&quot;)" office:value-type="string" office:string-value="validé" calcext:value-type="string">
            <text:p>validé</text:p>
          </table:table-cell>
          <table:table-cell table:formula="of:=IF([.H16]  AND  ([.C16]&gt;=10); &quot;validé&quot;;&quot;non validé&quot;)" office:value-type="string" office:string-value="non validé" calcext:value-type="string">
            <text:p>non validé</text:p>
          </table:table-cell>
          <table:table-cell table:formula="of:=IF([.H16]   AND   (([.C16] &gt;=10)   OR   ([.E16] &gt;= 10));&quot;validé&quot;;&quot;non validé&quot;)" office:value-type="string" office:string-value="non validé" calcext:value-type="string">
            <text:p>non validé</text:p>
          </table:table-cell>
          <table:table-cell/>
          <table:table-cell table:formula="of:=IF([.G16] &gt;= 16; &quot;TB&quot;; IF([.G16] &gt;= 14; &quot;B&quot;; IF([.G16] &gt;= 12; &quot;AB&quot;; IF([.G16] &gt;= 10; &quot;Passable&quot;; &quot;non validé&quot;))))" office:value-type="string" office:string-value="Passable" calcext:value-type="string">
            <text:p>Passable</text:p>
          </table:table-cell>
        </table:table-row>
        <table:table-row table:style-name="ro2">
          <table:table-cell office:value-type="string" calcext:value-type="string">
            <text:p>METTE</text:p>
          </table:table-cell>
          <table:table-cell office:value-type="string" calcext:value-type="string">
            <text:p>Christelle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MROUND(AVERAGE([.C17:.F17]);0.5)" office:value-type="float" office:value="13" calcext:value-type="float">
            <text:p>13,0</text:p>
          </table:table-cell>
          <table:table-cell table:formula="of:=IF([.G17]&gt;=10;&quot;validé&quot;;&quot;non validé&quot;)" office:value-type="string" office:string-value="validé" calcext:value-type="string">
            <text:p>validé</text:p>
          </table:table-cell>
          <table:table-cell table:formula="of:=IF([.H17]  AND  ([.C17]&gt;=10); &quot;validé&quot;;&quot;non validé&quot;)" office:value-type="string" office:string-value="validé" calcext:value-type="string">
            <text:p>validé</text:p>
          </table:table-cell>
          <table:table-cell table:formula="of:=IF([.H17]   AND   (([.C17] &gt;=10)   OR   ([.E17] &gt;= 10));&quot;validé&quot;;&quot;non validé&quot;)" office:value-type="string" office:string-value="validé" calcext:value-type="string">
            <text:p>validé</text:p>
          </table:table-cell>
          <table:table-cell/>
          <table:table-cell table:formula="of:=IF([.G17] &gt;= 16; &quot;TB&quot;; IF([.G17] &gt;= 14; &quot;B&quot;; IF([.G17] &gt;= 12; &quot;AB&quot;; IF([.G17] &gt;= 10; &quot;Passable&quot;; &quot;non validé&quot;))))" office:value-type="string" office:string-value="AB" calcext:value-type="string">
            <text:p>AB</text:p>
          </table:table-cell>
        </table:table-row>
        <table:table-row table:style-name="ro2">
          <table:table-cell office:value-type="string" calcext:value-type="string">
            <text:p>MICHEL</text:p>
          </table:table-cell>
          <table:table-cell office:value-type="string" calcext:value-type="string">
            <text:p>Elodi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MROUND(AVERAGE([.C18:.F18]);0.5)" office:value-type="float" office:value="11.5" calcext:value-type="float">
            <text:p>11,5</text:p>
          </table:table-cell>
          <table:table-cell table:formula="of:=IF([.G18]&gt;=10;&quot;validé&quot;;&quot;non validé&quot;)" office:value-type="string" office:string-value="validé" calcext:value-type="string">
            <text:p>validé</text:p>
          </table:table-cell>
          <table:table-cell table:formula="of:=IF([.H18]  AND  ([.C18]&gt;=10); &quot;validé&quot;;&quot;non validé&quot;)" office:value-type="string" office:string-value="non validé" calcext:value-type="string">
            <text:p>non validé</text:p>
          </table:table-cell>
          <table:table-cell table:formula="of:=IF([.H18]   AND   (([.C18] &gt;=10)   OR   ([.E18] &gt;= 10));&quot;validé&quot;;&quot;non validé&quot;)" office:value-type="string" office:string-value="validé" calcext:value-type="string">
            <text:p>validé</text:p>
          </table:table-cell>
          <table:table-cell/>
          <table:table-cell table:formula="of:=IF([.G18] &gt;= 16; &quot;TB&quot;; IF([.G18] &gt;= 14; &quot;B&quot;; IF([.G18] &gt;= 12; &quot;AB&quot;; IF([.G18] &gt;= 10; &quot;Passable&quot;; &quot;non validé&quot;))))" office:value-type="string" office:string-value="Passable" calcext:value-type="string">
            <text:p>Passable</text:p>
          </table:table-cell>
        </table:table-row>
        <table:table-row table:style-name="ro2">
          <table:table-cell office:value-type="string" calcext:value-type="string">
            <text:p>MICHEL</text:p>
          </table:table-cell>
          <table:table-cell office:value-type="string" calcext:value-type="string">
            <text:p>Valenti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MROUND(AVERAGE([.C19:.F19]);0.5)" office:value-type="float" office:value="9.5" calcext:value-type="float">
            <text:p>9,5</text:p>
          </table:table-cell>
          <table:table-cell table:formula="of:=IF([.G19]&gt;=10;&quot;validé&quot;;&quot;non validé&quot;)" office:value-type="string" office:string-value="non validé" calcext:value-type="string">
            <text:p>non validé</text:p>
          </table:table-cell>
          <table:table-cell table:formula="of:=IF([.H19]  AND  ([.C19]&gt;=10); &quot;validé&quot;;&quot;non validé&quot;)" office:value-type="string" office:string-value="non validé" calcext:value-type="string">
            <text:p>non validé</text:p>
          </table:table-cell>
          <table:table-cell table:formula="of:=IF([.H19]   AND   (([.C19] &gt;=10)   OR   ([.E19] &gt;= 10));&quot;validé&quot;;&quot;non validé&quot;)" office:value-type="string" office:string-value="non validé" calcext:value-type="string">
            <text:p>non validé</text:p>
          </table:table-cell>
          <table:table-cell/>
          <table:table-cell table:formula="of:=IF([.G19] &gt;= 16; &quot;TB&quot;; IF([.G19] &gt;= 14; &quot;B&quot;; IF([.G19] &gt;= 12; &quot;AB&quot;; IF([.G19] &gt;= 10; &quot;Passable&quot;; &quot;non validé&quot;))))" office:value-type="string" office:string-value="non validé" calcext:value-type="string">
            <text:p>non validé</text:p>
          </table:table-cell>
        </table:table-row>
        <table:table-row table:style-name="ro2">
          <table:table-cell office:value-type="string" calcext:value-type="string">
            <text:p>MONTAGNE</text:p>
          </table:table-cell>
          <table:table-cell office:value-type="string" calcext:value-type="string">
            <text:p>Anthony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MROUND(AVERAGE([.C20:.F20]);0.5)" office:value-type="float" office:value="12.5" calcext:value-type="float">
            <text:p>12,5</text:p>
          </table:table-cell>
          <table:table-cell table:formula="of:=IF([.G20]&gt;=10;&quot;validé&quot;;&quot;non validé&quot;)" office:value-type="string" office:string-value="validé" calcext:value-type="string">
            <text:p>validé</text:p>
          </table:table-cell>
          <table:table-cell table:formula="of:=IF([.H20]  AND  ([.C20]&gt;=10); &quot;validé&quot;;&quot;non validé&quot;)" office:value-type="string" office:string-value="validé" calcext:value-type="string">
            <text:p>validé</text:p>
          </table:table-cell>
          <table:table-cell table:formula="of:=IF([.H20]   AND   (([.C20] &gt;=10)   OR   ([.E20] &gt;= 10));&quot;validé&quot;;&quot;non validé&quot;)" office:value-type="string" office:string-value="validé" calcext:value-type="string">
            <text:p>validé</text:p>
          </table:table-cell>
          <table:table-cell/>
          <table:table-cell table:formula="of:=IF([.G20] &gt;= 16; &quot;TB&quot;; IF([.G20] &gt;= 14; &quot;B&quot;; IF([.G20] &gt;= 12; &quot;AB&quot;; IF([.G20] &gt;= 10; &quot;Passable&quot;; &quot;non validé&quot;))))" office:value-type="string" office:string-value="AB" calcext:value-type="string">
            <text:p>AB</text:p>
          </table:table-cell>
        </table:table-row>
        <table:table-row table:style-name="ro2">
          <table:table-cell office:value-type="string" calcext:value-type="string">
            <text:p>ROBERGE</text:p>
          </table:table-cell>
          <table:table-cell office:value-type="string" calcext:value-type="string">
            <text:p>Magali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MROUND(AVERAGE([.C21:.F21]);0.5)" office:value-type="float" office:value="11.5" calcext:value-type="float">
            <text:p>11,5</text:p>
          </table:table-cell>
          <table:table-cell table:formula="of:=IF([.G21]&gt;=10;&quot;validé&quot;;&quot;non validé&quot;)" office:value-type="string" office:string-value="validé" calcext:value-type="string">
            <text:p>validé</text:p>
          </table:table-cell>
          <table:table-cell table:formula="of:=IF([.H21]  AND  ([.C21]&gt;=10); &quot;validé&quot;;&quot;non validé&quot;)" office:value-type="string" office:string-value="validé" calcext:value-type="string">
            <text:p>validé</text:p>
          </table:table-cell>
          <table:table-cell table:formula="of:=IF([.H21]   AND   (([.C21] &gt;=10)   OR   ([.E21] &gt;= 10));&quot;validé&quot;;&quot;non validé&quot;)" office:value-type="string" office:string-value="validé" calcext:value-type="string">
            <text:p>validé</text:p>
          </table:table-cell>
          <table:table-cell/>
          <table:table-cell table:formula="of:=IF([.G21] &gt;= 16; &quot;TB&quot;; IF([.G21] &gt;= 14; &quot;B&quot;; IF([.G21] &gt;= 12; &quot;AB&quot;; IF([.G21] &gt;= 10; &quot;Passable&quot;; &quot;non validé&quot;))))" office:value-type="string" office:string-value="Passable" calcext:value-type="string">
            <text:p>Passable</text:p>
          </table:table-cell>
        </table:table-row>
        <table:table-row table:style-name="ro2">
          <table:table-cell office:value-type="string" calcext:value-type="string">
            <text:p>ROUXEL</text:p>
          </table:table-cell>
          <table:table-cell office:value-type="string" calcext:value-type="string">
            <text:p>Marc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MROUND(AVERAGE([.C22:.F22]);0.5)" office:value-type="float" office:value="9" calcext:value-type="float">
            <text:p>9,0</text:p>
          </table:table-cell>
          <table:table-cell table:formula="of:=IF([.G22]&gt;=10;&quot;validé&quot;;&quot;non validé&quot;)" office:value-type="string" office:string-value="non validé" calcext:value-type="string">
            <text:p>non validé</text:p>
          </table:table-cell>
          <table:table-cell table:formula="of:=IF([.H22]  AND  ([.C22]&gt;=10); &quot;validé&quot;;&quot;non validé&quot;)" office:value-type="string" office:string-value="non validé" calcext:value-type="string">
            <text:p>non validé</text:p>
          </table:table-cell>
          <table:table-cell table:formula="of:=IF([.H22]   AND   (([.C22] &gt;=10)   OR   ([.E22] &gt;= 10));&quot;validé&quot;;&quot;non validé&quot;)" office:value-type="string" office:string-value="non validé" calcext:value-type="string">
            <text:p>non validé</text:p>
          </table:table-cell>
          <table:table-cell/>
          <table:table-cell table:formula="of:=IF([.G22] &gt;= 16; &quot;TB&quot;; IF([.G22] &gt;= 14; &quot;B&quot;; IF([.G22] &gt;= 12; &quot;AB&quot;; IF([.G22] &gt;= 10; &quot;Passable&quot;; &quot;non validé&quot;))))" office:value-type="string" office:string-value="non validé" calcext:value-type="string">
            <text:p>non validé</text:p>
          </table:table-cell>
        </table:table-row>
        <table:table-row table:style-name="ro2">
          <table:table-cell office:value-type="string" calcext:value-type="string">
            <text:p>VOISIN</text:p>
          </table:table-cell>
          <table:table-cell office:value-type="string" calcext:value-type="string">
            <text:p>Aurélie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MROUND(AVERAGE([.C23:.F23]);0.5)" office:value-type="float" office:value="9" calcext:value-type="float">
            <text:p>9,0</text:p>
          </table:table-cell>
          <table:table-cell table:formula="of:=IF([.G23]&gt;=10;&quot;validé&quot;;&quot;non validé&quot;)" office:value-type="string" office:string-value="non validé" calcext:value-type="string">
            <text:p>non validé</text:p>
          </table:table-cell>
          <table:table-cell table:formula="of:=IF([.H23]  AND  ([.C23]&gt;=10); &quot;validé&quot;;&quot;non validé&quot;)" office:value-type="string" office:string-value="non validé" calcext:value-type="string">
            <text:p>non validé</text:p>
          </table:table-cell>
          <table:table-cell table:formula="of:=IF([.H23]   AND   (([.C23] &gt;=10)   OR   ([.E23] &gt;= 10));&quot;validé&quot;;&quot;non validé&quot;)" office:value-type="string" office:string-value="non validé" calcext:value-type="string">
            <text:p>non validé</text:p>
          </table:table-cell>
          <table:table-cell/>
          <table:table-cell table:formula="of:=IF([.G23] &gt;= 16; &quot;TB&quot;; IF([.G23] &gt;= 14; &quot;B&quot;; IF([.G23] &gt;= 12; &quot;AB&quot;; IF([.G23] &gt;= 10; &quot;Passable&quot;; &quot;non validé&quot;))))" office:value-type="string" office:string-value="non validé" calcext:value-type="string">
            <text:p>non validé</text:p>
          </table:table-cell>
        </table:table-row>
        <table:table-row table:style-name="ro3">
          <table:table-cell table:number-columns-repeated="6"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oyenne</text:p>
          </table:table-cell>
          <table:table-cell/>
          <table:table-cell table:formula="of:=AVERAGE([.C2:.C23])" office:value-type="float" office:value="6.95454545454545" calcext:value-type="float">
            <text:p>6,95</text:p>
          </table:table-cell>
          <table:table-cell table:formula="of:=AVERAGE([.D2:.D23])" office:value-type="float" office:value="14" calcext:value-type="float">
            <text:p>14</text:p>
          </table:table-cell>
          <table:table-cell table:formula="of:=AVERAGE([.E2:.E23])" office:value-type="float" office:value="9.76190476190476" calcext:value-type="float">
            <text:p>9,76</text:p>
          </table:table-cell>
          <table:table-cell table:formula="of:=AVERAGE([.F2:.F23])" office:value-type="float" office:value="13.1428571428571" calcext:value-type="float">
            <text:p>13,14</text:p>
          </table:table-cell>
          <table:table-cell table:style-name="Default" table:formula="of:=AVERAGE([.G2:.G23])" office:value-type="float" office:value="11.0681818181818" calcext:value-type="float">
            <text:p>11,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ote la Plus Basse</text:p>
          </table:table-cell>
          <table:table-cell/>
          <table:table-cell table:formula="of:=MIN([.C2:.C23])" office:value-type="float" office:value="4" calcext:value-type="float">
            <text:p>4</text:p>
          </table:table-cell>
          <table:table-cell table:formula="of:=MIN([.D2:.D23])" office:value-type="float" office:value="8" calcext:value-type="float">
            <text:p>8</text:p>
          </table:table-cell>
          <table:table-cell table:formula="of:=MIN([.E2:.E23])" office:value-type="float" office:value="6" calcext:value-type="float">
            <text:p>6</text:p>
          </table:table-cell>
          <table:table-cell table:formula="of:=MIN([.F2:.F23])" office:value-type="float" office:value="8" calcext:value-type="float">
            <text:p>8</text:p>
          </table:table-cell>
          <table:table-cell table:style-name="Default" table:formula="of:=MIN([.G2:.G23])"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ote la plus haute</text:p>
          </table:table-cell>
          <table:table-cell/>
          <table:table-cell table:formula="of:=MAX([.C2:.C23])" office:value-type="float" office:value="11" calcext:value-type="float">
            <text:p>11</text:p>
          </table:table-cell>
          <table:table-cell table:formula="of:=MAX([.D2:.D23])" office:value-type="float" office:value="18" calcext:value-type="float">
            <text:p>18</text:p>
          </table:table-cell>
          <table:table-cell table:formula="of:=MAX([.E2:.E23])" office:value-type="float" office:value="14" calcext:value-type="float">
            <text:p>14</text:p>
          </table:table-cell>
          <table:table-cell table:formula="of:=MAX([.F2:.F23])" office:value-type="float" office:value="18" calcext:value-type="float">
            <text:p>18</text:p>
          </table:table-cell>
          <table:table-cell table:style-name="Default" table:formula="of:=MAX([.G2:.G23])"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number-columns-repeated="6"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ombre d'élèves ayant obtenu 10 ou plus</text:p>
          </table:table-cell>
          <table:table-cell table:formula="of:=COUNTIF([.G2:.G23];&quot;&gt;10&quot;)" office:value-type="float" office:value="16" calcext:value-type="float">
            <text:p>16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ombre d'élèves ayant obtenu 8 ou moins de 8</text:p>
          </table:table-cell>
          <table:table-cell table:formula="of:=COUNTIF([.G2:.G23];&quot;&lt;=8&quot;)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5"/>
        </table:table-row>
      </table:table>
      <table:table table:name="Feuille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Feuille1.A2:Feuille1.B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/00/0000</text:date>, <text:time style:data-style-name="N2" text:time-value="15:32:10.1449424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Dominique Lachiver</meta:initial-creator>
    <meta:creation-date>2005-11-27T09:22:28</meta:creation-date>
    <dc:date>2018-11-08T16:15:17.329956361</dc:date>
    <dc:language>fr-FR</dc:language>
    <meta:editing-cycles>9</meta:editing-cycles>
    <meta:editing-duration>PT21M14S</meta:editing-duration>
    <meta:document-statistic meta:table-count="3" meta:cell-count="276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b3b3b3" draw:fill="solid" draw:fill-color="#b2b2b2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Fine_20_Dashed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cccccc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42cm" svg:y="0.315cm" chart:style-name="ch2">
          <text:p>Profil de Rouxel</text:p>
        </chart:title>
        <chart:legend chart:legend-position="end" svg:x="10.787cm" svg:y="3.612cm" style:legend-expansion="high" chart:style-name="ch3"/>
        <chart:plot-area chart:style-name="ch4" table:cell-range-address="Feuille1.A1:Feuille1.G1 Feuille1.A22:Feuille1.G22 Feuille1.A25:Feuille1.G27" chart:data-source-has-labels="both" svg:x="0.32cm" svg:y="1.196cm" svg:width="10.147cm" svg:height="7.624cm">
          <chartooo:coordinate-region svg:x="0.902cm" svg:y="1.356cm" svg:width="7.884cm" svg:height="6.896cm"/>
          <chart:axis chart:dimension="x" chart:name="primary-x" chart:style-name="ch5" chartooo:axis-type="auto">
            <chartooo:date-scale/>
            <chart:categories table:cell-range-address="Feuille1.C1:Feuille1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C22:Feuille1.G22" chart:label-cell-address="Feuille1.A22:Feuille1.B22" chart:class="chart:line">
            <chart:data-point chart:repeated="5"/>
          </chart:series>
          <chart:series chart:style-name="ch8" chart:values-cell-range-address="Feuille1.C25:Feuille1.G25" chart:label-cell-address="Feuille1.A25:Feuille1.B25" chart:class="chart:line">
            <chart:data-point chart:repeated="5"/>
          </chart:series>
          <chart:series chart:style-name="ch9" chart:values-cell-range-address="Feuille1.C26:Feuille1.G26" chart:label-cell-address="Feuille1.A26:Feuille1.B26" chart:class="chart:line">
            <chart:data-point chart:repeated="5"/>
          </chart:series>
          <chart:series chart:style-name="ch10" chart:values-cell-range-address="Feuille1.C27:Feuille1.G27" chart:label-cell-address="Feuille1.A27:Feuille1.B27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TRL 1</text:p>
                <draw:g>
                  <svg:desc>Feuille1.C1:Feuille1.G1</svg:desc>
                </draw:g>
              </table:table-cell>
              <table:table-cell office:value-type="string">
                <text:p>Devoir 1</text:p>
              </table:table-cell>
              <table:table-cell office:value-type="string">
                <text:p>CTRL 2</text:p>
              </table:table-cell>
              <table:table-cell office:value-type="string">
                <text:p>CTRL3</text:p>
              </table:table-cell>
              <table:table-cell office:value-type="string">
                <text:p>Moyenne trimestrielle</text:p>
              </table:table-cell>
            </table:table-row>
          </table:table-header-rows>
          <table:table-rows>
            <table:table-row>
              <table:table-cell office:value-type="string">
                <text:p>ROUXEL Marc</text:p>
                <text:list>
                  <text:list-item>
                    <text:p>ROUXEL</text:p>
                  </text:list-item>
                  <text:list-item>
                    <text:p>Marc</text:p>
                  </text:list-item>
                </text:list>
                <draw:g>
                  <svg:desc>Feuille1.A22:Feuille1.B22</svg:desc>
                </draw:g>
              </table:table-cell>
              <table:table-cell office:value-type="float" office:value="4">
                <text:p>4</text:p>
                <draw:g>
                  <svg:desc>Feuille1.C22:Feuille1.G2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Moyenne</text:p>
                <text:list>
                  <text:list-item>
                    <text:p>Moyenne</text:p>
                  </text:list-item>
                  <text:list-item>
                    <text:p/>
                  </text:list-item>
                </text:list>
                <draw:g>
                  <svg:desc>Feuille1.A25:Feuille1.B25</svg:desc>
                </draw:g>
              </table:table-cell>
              <table:table-cell office:value-type="float" office:value="6.95454545454545">
                <text:p>6.95454545454545</text:p>
                <draw:g>
                  <svg:desc>Feuille1.C25:Feuille1.G25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9.76190476190476">
                <text:p>9.76190476190476</text:p>
              </table:table-cell>
              <table:table-cell office:value-type="float" office:value="13.1428571428571">
                <text:p>13.1428571428571</text:p>
              </table:table-cell>
              <table:table-cell office:value-type="float" office:value="11.0681818181818">
                <text:p>11.0681818181818</text:p>
              </table:table-cell>
            </table:table-row>
            <table:table-row>
              <table:table-cell office:value-type="string">
                <text:p>Note la Plus Basse</text:p>
                <text:list>
                  <text:list-item>
                    <text:p>Note la Plus Basse</text:p>
                  </text:list-item>
                  <text:list-item>
                    <text:p/>
                  </text:list-item>
                </text:list>
                <draw:g>
                  <svg:desc>Feuille1.A26:Feuille1.B26</svg:desc>
                </draw:g>
              </table:table-cell>
              <table:table-cell office:value-type="float" office:value="4">
                <text:p>4</text:p>
                <draw:g>
                  <svg:desc>Feuille1.C26:Feuille1.G2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Note la plus haute</text:p>
                <text:list>
                  <text:list-item>
                    <text:p>Note la plus haute</text:p>
                  </text:list-item>
                  <text:list-item>
                    <text:p/>
                  </text:list-item>
                </text:list>
                <draw:g>
                  <svg:desc>Feuille1.A27:Feuille1.B27</svg:desc>
                </draw:g>
              </table:table-cell>
              <table:table-cell office:value-type="float" office:value="11">
                <text:p>11</text:p>
                <draw:g>
                  <svg:desc>Feuille1.C27:Feuille1.G27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